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37cm"/>
    </style:style>
    <style:style style:name="Tabla1.B" style:family="table-column">
      <style:table-column-properties style:column-width="2.09cm"/>
    </style:style>
    <style:style style:name="Tabla1.C" style:family="table-column">
      <style:table-column-properties style:column-width="3.032cm"/>
    </style:style>
    <style:style style:name="Tabla1.D" style:family="table-column">
      <style:table-column-properties style:column-width="2.633cm"/>
    </style:style>
    <style:style style:name="Tabla1.E" style:family="table-column">
      <style:table-column-properties style:column-width="2.635cm"/>
    </style:style>
    <style:style style:name="Tabla1.F" style:family="table-column">
      <style:table-column-properties style:column-width="3.57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d422f" officeooo:paragraph-rsid="000d422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d422f" officeooo:paragraph-rsid="000d422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422f" officeooo:paragraph-rsid="000d422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422f" officeooo:paragraph-rsid="000d422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422f" officeooo:paragraph-rsid="000d422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d422f" officeooo:paragraph-rsid="000d422f" style:font-size-asian="12pt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rsid="000d422f" officeooo:paragraph-rsid="000d422f" style:font-size-asian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422f" officeooo:paragraph-rsid="000d422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text-underline-style="none" fo:font-weight="normal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S</text:p>
      <text:p text:style-name="P1"/>
      <text:p text:style-name="P2"/>
      <text:p text:style-name="P3">-¿Qué son los CMS?</text:p>
      <text:p text:style-name="P4"><text:span text:style-name="Strong_20_Emphasis"><text:span text:style-name="T1"/></text:span></text:p>
      <text:p text:style-name="P4"><text:span text:style-name="Strong_20_Emphasis"><text:span text:style-name="T1">CMS</text:span></text:span><text:span text:style-name="T1"> o </text:span><text:span text:style-name="Strong_20_Emphasis"><text:span text:style-name="T1">Sistema de Gestión de Contenidos</text:span></text:span><text:span text:style-name="T1"> es una aplicación que permite </text:span><text:span text:style-name="Strong_20_Emphasis"><text:span text:style-name="T1">crear, gestionar y modificar contenido digital en un sitio web sin necesidad de programar desde cero</text:span></text:span><text:span text:style-name="T1">. Básicamente, facilita la administración de páginas web de manera visual e intuitiva, separando el contenido de la estructura y diseño. </text:span></text:p>
      <text:p text:style-name="P4"/>
      <text:p text:style-name="P3">-Indica un caso en el que usarías un gestor de contenido y otro en el que no, explicando por qué.</text:p>
      <text:p text:style-name="P5"/>
      <text:p text:style-name="P6"><text:span text:style-name="T2">Sí en el caso de crear un </text:span><text:span text:style-name="Strong_20_Emphasis"><text:span text:style-name="T2">blog, portal de noticias o tienda online</text:span></text:span><text:span text:style-name="T2"> donde necesito actualizar contenido regularmente sin depender de un desarrollador ya que p</text:span><text:span text:style-name="T1">ermite publicar fácilmente, gestionar usuarios y usar plantillas prediseñadas que agilizan el trabajo.</text:span></text:p>
      <text:p text:style-name="P7"><text:span text:style-name="T1">No en el caso del d</text:span><text:span text:style-name="Strong_20_Emphasis"><text:span text:style-name="T2">esarrollo de una aplicación web interna altamente especializada</text:span></text:span><text:span text:style-name="T2"> para una empresa, como un </text:span><text:span text:style-name="Strong_20_Emphasis"><text:span text:style-name="T2">sistema de gestión de inventario con procesos únicos ya que l</text:span></text:span><text:span text:style-name="T1">os CMS están diseñados para gestionar contenido y sitios web estándar, no para manejar </text:span><text:span text:style-name="Strong_20_Emphasis"><text:span text:style-name="T1">lógica de negocio compleja o flujos internos específicos</text:span></text:span><text:span text:style-name="T1">.</text:span></text:p>
      <text:p text:style-name="P4"/>
      <text:p text:style-name="P3">-Cita varios ejemplos distintos de CMS en el mercado comparándolos entre sí. ¿Cuál usarías si quisieras diseñar una tienda online de manera rápida y funcional?</text:p>
      <text:p text:style-name="P3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CMS</text:p>
            </table:table-cell>
            <table:table-cell table:style-name="Tabla1.A1" office:value-type="string">
              <text:p text:style-name="Table_20_Heading">Facilidad de uso</text:p>
            </table:table-cell>
            <table:table-cell table:style-name="Tabla1.A1" office:value-type="string">
              <text:p text:style-name="Table_20_Heading">Personalización</text:p>
            </table:table-cell>
            <table:table-cell table:style-name="Tabla1.A1" office:value-type="string">
              <text:p text:style-name="Table_20_Heading">Escalabilidad</text:p>
            </table:table-cell>
            <table:table-cell table:style-name="Tabla1.A1" office:value-type="string">
              <text:p text:style-name="Table_20_Heading">Costo inicial</text:p>
            </table:table-cell>
            <table:table-cell table:style-name="Tabla1.A1" office:value-type="string">
              <text:p text:style-name="Table_20_Heading">Mejor para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Shopify</text:span></text:p>
          </table:table-cell>
          <table:table-cell table:style-name="Tabla1.A1" office:value-type="string">
            <text:p text:style-name="Table_20_Contents">Muy alta</text:p>
          </table:table-cell>
          <table:table-cell table:style-name="Tabla1.A1" office:value-type="string">
            <text:p text:style-name="Table_20_Contents">Baja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Desde 29 €/mes</text:p>
          </table:table-cell>
          <table:table-cell table:style-name="Tabla1.A1" office:value-type="string">
            <text:p text:style-name="Table_20_Contents">Tiendas rápidas y sin complicacione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ooCommerce</text:span>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Muy alta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Gratis (requiere WordPress)</text:p>
          </table:table-cell>
          <table:table-cell table:style-name="Tabla1.A1" office:value-type="string">
            <text:p text:style-name="Table_20_Contents">Tiendas con control total y flexibi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estaShop</text:span>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Gratis (requiere hosting propio)</text:p>
          </table:table-cell>
          <table:table-cell table:style-name="Tabla1.A1" office:value-type="string">
            <text:p text:style-name="Table_20_Contents">Tiendas con necesidades específica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agento</text:span></text:p>
          </table:table-cell>
          <table:table-cell table:style-name="Tabla1.A1" office:value-type="string">
            <text:p text:style-name="Table_20_Contents">Baja</text:p>
          </table:table-cell>
          <table:table-cell table:style-name="Tabla1.A1" office:value-type="string">
            <text:p text:style-name="Table_20_Contents">Muy alta</text:p>
          </table:table-cell>
          <table:table-cell table:style-name="Tabla1.A1" office:value-type="string">
            <text:p text:style-name="Table_20_Contents">Muy alta</text:p>
          </table:table-cell>
          <table:table-cell table:style-name="Tabla1.A1" office:value-type="string">
            <text:p text:style-name="Table_20_Contents">Gratis (requiere hosting potente)</text:p>
          </table:table-cell>
          <table:table-cell table:style-name="Tabla1.A1" office:value-type="string">
            <text:p text:style-name="Table_20_Contents">Grandes empresas con alto volume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x eCommerce</text:span></text:p>
          </table:table-cell>
          <table:table-cell table:style-name="Tabla1.A1" office:value-type="string">
            <text:p text:style-name="Table_20_Contents">Muy alta</text:p>
          </table:table-cell>
          <table:table-cell table:style-name="Tabla1.A1" office:value-type="string">
            <text:p text:style-name="Table_20_Contents">Baja</text:p>
          </table:table-cell>
          <table:table-cell table:style-name="Tabla1.A1" office:value-type="string">
            <text:p text:style-name="Table_20_Contents">Media</text:p>
          </table:table-cell>
          <table:table-cell table:style-name="Tabla1.A1" office:value-type="string">
            <text:p text:style-name="Table_20_Contents">Desde 23 €/mes</text:p>
          </table:table-cell>
          <table:table-cell table:style-name="Tabla1.A1" office:value-type="string">
            <text:p text:style-name="Table_20_Contents">Tiendas pequeñas o personale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3:53:41.433713900</meta:creation-date>
    <dc:date>2025-10-17T14:01:53.446744600</dc:date>
    <meta:editing-duration>PT8M12S</meta:editing-duration>
    <meta:editing-cycles>1</meta:editing-cycles>
    <meta:document-statistic meta:table-count="1" meta:image-count="0" meta:object-count="0" meta:page-count="1" meta:paragraph-count="43" meta:word-count="264" meta:character-count="1649" meta:non-whitespace-character-count="1427"/>
    <meta:generator>LibreOffice/25.8.1.1$Windows_X86_64 LibreOffice_project/54047653041915e595ad4e45cccea684809c77b5</meta:generator>
  </office:meta>
</office:document-meta>
</file>